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59.65pt" svg:y="241.51pt">
            <draw:object draw:notify-on-update-of-ranges="Sheet1.B2:Sheet1.B16 Sheet1.C2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ams added</text:p>
          </table:table-cell>
          <table:table-cell office:value-type="string" calcext:value-type="string">
            <text:p>grams sum</text:p>
          </table:table-cell>
          <table:table-cell office:value-type="string" calcext:value-type="string">
            <text:p>reading (negative)</text:p>
          </table:table-cell>
          <table:table-cell/>
          <table:table-cell office:value-type="string" calcext:value-type="string">
            <text:p>Zero reading (negative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$A$2:.A2])" office:value-type="float" office:value="46" calcext:value-type="float">
            <text:p>46</text:p>
          </table:table-cell>
          <table:table-cell office:value-type="float" office:value="315472.71" calcext:value-type="float">
            <text:p>315472.71</text:p>
          </table:table-cell>
          <table:table-cell/>
          <table:table-cell office:value-type="float" office:value="19950.86" calcext:value-type="float">
            <text:p>19950.8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UM([.$A$2:.A3])" office:value-type="float" office:value="192" calcext:value-type="float">
            <text:p>192</text:p>
          </table:table-cell>
          <table:table-cell office:value-type="float" office:value="339600.28" calcext:value-type="float">
            <text:p>339600.2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$A$2:.A4])" office:value-type="float" office:value="228" calcext:value-type="float">
            <text:p>228</text:p>
          </table:table-cell>
          <table:table-cell office:value-type="float" office:value="345911.71" calcext:value-type="float">
            <text:p>345911.7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UM([.$A$2:.A5])" office:value-type="float" office:value="322" calcext:value-type="float">
            <text:p>322</text:p>
          </table:table-cell>
          <table:table-cell office:value-type="float" office:value="362089.5" calcext:value-type="float">
            <text:p>362089.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SUM([.$A$2:.A6])" office:value-type="float" office:value="638" calcext:value-type="float">
            <text:p>638</text:p>
          </table:table-cell>
          <table:table-cell office:value-type="float" office:value="412900.62" calcext:value-type="float">
            <text:p>412900.6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UM([.$A$2:.A7])" office:value-type="float" office:value="709" calcext:value-type="float">
            <text:p>709</text:p>
          </table:table-cell>
          <table:table-cell office:value-type="float" office:value="425330.06" calcext:value-type="float">
            <text:p>425330.0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A$2:.A8])" office:value-type="float" office:value="743" calcext:value-type="float">
            <text:p>743</text:p>
          </table:table-cell>
          <table:table-cell office:value-type="float" office:value="431353.37" calcext:value-type="float">
            <text:p>431353.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A$2:.A9])" office:value-type="float" office:value="773" calcext:value-type="float">
            <text:p>773</text:p>
          </table:table-cell>
          <table:table-cell office:value-type="float" office:value="436404.21" calcext:value-type="float">
            <text:p>436404.2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SUM([.$A$2:.A10])" office:value-type="float" office:value="1107" calcext:value-type="float">
            <text:p>1107</text:p>
          </table:table-cell>
          <table:table-cell office:value-type="float" office:value="491615.06" calcext:value-type="float">
            <text:p>491615.0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UM([.$A$2:.A11])" office:value-type="float" office:value="1217" calcext:value-type="float">
            <text:p>1217</text:p>
          </table:table-cell>
          <table:table-cell office:value-type="float" office:value="509240.81" calcext:value-type="float">
            <text:p>509240.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UM([.$A$2:.A12])" office:value-type="float" office:value="1299" calcext:value-type="float">
            <text:p>1299</text:p>
          </table:table-cell>
          <table:table-cell office:value-type="float" office:value="522600.28" calcext:value-type="float">
            <text:p>522600.2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$A$2:.A13])" office:value-type="float" office:value="1341" calcext:value-type="float">
            <text:p>1341</text:p>
          </table:table-cell>
          <table:table-cell office:value-type="float" office:value="529619.06" calcext:value-type="float">
            <text:p>529619.06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SUM([.$A$2:.A14])" office:value-type="float" office:value="2117" calcext:value-type="float">
            <text:p>2117</text:p>
          </table:table-cell>
          <table:table-cell office:value-type="float" office:value="650445.87" calcext:value-type="float">
            <text:p>650445.8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UM([.$A$2:.A15])" office:value-type="float" office:value="2333" calcext:value-type="float">
            <text:p>2333</text:p>
          </table:table-cell>
          <table:table-cell office:value-type="float" office:value="686316.62" calcext:value-type="float">
            <text:p>686316.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$A$2:.A16])" office:value-type="float" office:value="2383" calcext:value-type="float">
            <text:p>2383</text:p>
          </table:table-cell>
          <table:table-cell office:value-type="float" office:value="694469.43" calcext:value-type="float">
            <text:p>694469.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22:07:48.916143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6:13:17.611841479</meta:creation-date>
    <dc:date>2019-05-29T01:07:26.917263673</dc:date>
    <meta:editing-duration>PT8H22M44S</meta:editing-duration>
    <meta:editing-cycles>4</meta:editing-cycles>
    <meta:generator>LibreOffice/6.0.7.3$Linux_X86_64 LibreOffice_project/00m0$Build-3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:Sheet1.C16" svg:x="0.32cm" svg:y="0.18cm" svg:width="13.097cm" svg:height="8.64cm">
          <chartooo:coordinate-region svg:x="1.682cm" svg:y="0.379cm" svg:width="11.36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6" chart:class="chart:scatter">
            <chart:domain table:cell-range-address="Sheet1.B2:Sheet1.B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Sheet1.B2:Sheet1.B16</svg:desc>
                </draw:g>
              </table:table-cell>
              <table:table-cell office:value-type="float" office:value="315472.71">
                <text:p>315472.71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339600.28">
                <text:p>33960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345911.71">
                <text:p>34591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">
                <text:p>322</text:p>
              </table:table-cell>
              <table:table-cell office:value-type="float" office:value="362089.5">
                <text:p>36208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8">
                <text:p>638</text:p>
              </table:table-cell>
              <table:table-cell office:value-type="float" office:value="412900.62">
                <text:p>41290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9">
                <text:p>709</text:p>
              </table:table-cell>
              <table:table-cell office:value-type="float" office:value="425330.06">
                <text:p>42533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3">
                <text:p>743</text:p>
              </table:table-cell>
              <table:table-cell office:value-type="float" office:value="431353.37">
                <text:p>431353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3">
                <text:p>773</text:p>
              </table:table-cell>
              <table:table-cell office:value-type="float" office:value="436404.21">
                <text:p>436404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7">
                <text:p>1107</text:p>
              </table:table-cell>
              <table:table-cell office:value-type="float" office:value="491615.06">
                <text:p>491615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7">
                <text:p>1217</text:p>
              </table:table-cell>
              <table:table-cell office:value-type="float" office:value="509240.81">
                <text:p>509240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9">
                <text:p>1299</text:p>
              </table:table-cell>
              <table:table-cell office:value-type="float" office:value="522600.28">
                <text:p>522600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1">
                <text:p>1341</text:p>
              </table:table-cell>
              <table:table-cell office:value-type="float" office:value="529619.06">
                <text:p>529619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17">
                <text:p>2117</text:p>
              </table:table-cell>
              <table:table-cell office:value-type="float" office:value="650445.87">
                <text:p>650445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33">
                <text:p>2333</text:p>
              </table:table-cell>
              <table:table-cell office:value-type="float" office:value="686316.62">
                <text:p>686316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3">
                <text:p>2383</text:p>
              </table:table-cell>
              <table:table-cell office:value-type="float" office:value="694469.43">
                <text:p>694469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